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9cm" svg:height="6.3cm" svg:x="3.1cm" svg:y="2.9cm">
          <text:p/>
        </draw:rect>
        <draw:rect draw:style-name="gr1" draw:text-style-name="P1" draw:layer="layout" svg:width="5.9cm" svg:height="0.9cm" svg:x="3.1cm" svg:y="2.9cm">
          <text:p/>
        </draw:rect>
        <draw:frame draw:style-name="gr2" draw:layer="layout" svg:width="2.513cm" svg:height="0.962cm" svg:x="3.1cm" svg:y="2.9cm">
          <draw:text-box>
            <text:p>Person</text:p>
          </draw:text-box>
        </draw:frame>
        <draw:frame draw:style-name="gr2" draw:text-style-name="P2" draw:layer="layout" svg:width="5.789cm" svg:height="5.421cm" svg:x="3.101cm" svg:y="3.8cm">
          <draw:text-box>
            <text:p text:style-name="P2">-Inventory:ArrayList of Items</text:p>
            <text:p text:style-name="P2">-InventoryLimit: int</text:p>
            <text:p text:style-name="P2">-HP: int</text:p>
            <text:p text:style-name="P2"/>
            <text:p text:style-name="P2">+Person: constructor</text:p>
            <text:p text:style-name="P2">+setHP(int): void</text:p>
            <text:p text:style-name="P2">+getHP(): void</text:p>
            <text:p text:style-name="P2">+addInventory(Item): void</text:p>
            <text:p text:style-name="P2">+removeInventory(int): void</text:p>
            <text:p text:style-name="P2">+setInventoryLimit(int): void</text:p>
            <text:p text:style-name="P2">+getInventoryLimit(): int</text:p>
          </draw:text-box>
        </draw:frame>
        <draw:rect draw:style-name="gr1" draw:text-style-name="P1" draw:layer="layout" svg:width="5.9cm" svg:height="6.3cm" svg:x="12.3cm" svg:y="2.879cm">
          <text:p/>
        </draw:rect>
        <draw:rect draw:style-name="gr1" draw:text-style-name="P1" draw:layer="layout" svg:width="5.9cm" svg:height="0.9cm" svg:x="12.3cm" svg:y="2.879cm">
          <text:p/>
        </draw:rect>
        <draw:frame draw:style-name="gr2" draw:layer="layout" svg:width="1.501cm" svg:height="0.962cm" svg:x="12.3cm" svg:y="2.879cm">
          <draw:text-box>
            <text:p>Tile</text:p>
          </draw:text-box>
        </draw:frame>
        <draw:frame draw:style-name="gr2" draw:text-style-name="P2" draw:layer="layout" svg:width="5.946cm" svg:height="4.481cm" svg:x="12.301cm" svg:y="3.779cm">
          <draw:text-box>
            <text:p text:style-name="P2">-obstacle: Obstacle</text:p>
            <text:p text:style-name="P2">-Enemy: Enemy</text:p>
            <text:p text:style-name="P2">-item: Item</text:p>
            <text:p text:style-name="P2"/>
            <text:p text:style-name="P2">+Tile: constructor</text:p>
            <text:p text:style-name="P2">+setObstacle(Obstacle): void</text:p>
            <text:p text:style-name="P2">+setItem(Item): void</text:p>
            <text:p text:style-name="P2">+setEnemy(Enemy): void</text:p>
            <text:p text:style-name="P2"/>
          </draw:text-box>
        </draw:frame>
        <draw:rect draw:style-name="gr1" draw:text-style-name="P1" draw:layer="layout" svg:width="5.9cm" svg:height="6.3cm" svg:x="12.4cm" svg:y="11.4cm">
          <text:p/>
        </draw:rect>
        <draw:rect draw:style-name="gr1" draw:text-style-name="P1" draw:layer="layout" svg:width="5.9cm" svg:height="0.9cm" svg:x="12.4cm" svg:y="11.4cm">
          <text:p/>
        </draw:rect>
        <draw:frame draw:style-name="gr2" draw:layer="layout" svg:width="2.149cm" svg:height="0.962cm" svg:x="12.4cm" svg:y="11.4cm">
          <draw:text-box>
            <text:p>World</text:p>
          </draw:text-box>
        </draw:frame>
        <draw:frame draw:style-name="gr2" draw:text-style-name="P2" draw:layer="layout" svg:width="5.828cm" svg:height="5.421cm" svg:x="12.401cm" svg:y="12.3cm">
          <draw:text-box>
            <text:p text:style-name="P2">-map: 2D Array</text:p>
            <text:p text:style-name="P2">-tile: Tile</text:p>
            <text:p text:style-name="P2"/>
            <text:p text:style-name="P2">+World(int h, int w): </text:p>
            <text:p text:style-name="P2"><text:tab/>Constructor takes</text:p>
            <text:p text:style-name="P2"><text:tab/>Dimensions</text:p>
            <text:p text:style-name="P2">+setDimensions(int h, int w):</text:p>
            <text:p text:style-name="P2"><text:tab/>Void</text:p>
            <text:p text:style-name="P2">+addTile(int, int): void</text:p>
            <text:p text:style-name="P2"/>
            <text:p text:style-name="P2"/>
          </draw:text-box>
        </draw:frame>
        <draw:line draw:style-name="gr3" draw:text-style-name="P1" draw:layer="layout" svg:x1="14.5cm" svg:y1="9.1cm" svg:x2="15.1cm" svg:y2="10.8cm">
          <text:p/>
        </draw:line>
        <draw:custom-shape draw:style-name="gr4" draw:text-style-name="P1" draw:layer="layout" svg:width="0.8cm" svg:height="0.7cm" svg:x="14.7cm" svg:y="1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5.9cm" svg:height="6.3cm" svg:x="3.1cm" svg:y="10.9cm">
          <text:p/>
        </draw:rect>
        <draw:rect draw:style-name="gr1" draw:text-style-name="P1" draw:layer="layout" svg:width="5.9cm" svg:height="0.9cm" svg:x="3.1cm" svg:y="10.9cm">
          <text:p/>
        </draw:rect>
        <draw:frame draw:style-name="gr2" draw:layer="layout" svg:width="1.738cm" svg:height="0.962cm" svg:x="3.1cm" svg:y="10.9cm">
          <draw:text-box>
            <text:p>Item</text:p>
          </draw:text-box>
        </draw:frame>
        <draw:frame draw:style-name="gr2" draw:text-style-name="P2" draw:layer="layout" svg:width="5.616cm" svg:height="3.071cm" svg:x="3.101cm" svg:y="11.8cm">
          <draw:text-box>
            <text:p text:style-name="P2">- Type: String</text:p>
            <text:p text:style-name="P2"/>
            <text:p text:style-name="P2"/>
            <text:p text:style-name="P2">+Item(String t): Constructor</text:p>
            <text:p text:style-name="P2">+setType(String t): void</text:p>
            <text:p text:style-name="P2">+getType(): String</text:p>
          </draw:text-box>
        </draw:frame>
        <draw:rect draw:style-name="gr1" draw:text-style-name="P1" draw:layer="layout" svg:width="6.4cm" svg:height="6.3cm" svg:x="3.1cm" svg:y="18.9cm">
          <text:p/>
        </draw:rect>
        <draw:rect draw:style-name="gr1" draw:text-style-name="P1" draw:layer="layout" svg:width="6.4cm" svg:height="0.9cm" svg:x="3.1cm" svg:y="18.9cm">
          <text:p/>
        </draw:rect>
        <draw:frame draw:style-name="gr2" draw:layer="layout" svg:width="3.008cm" svg:height="0.962cm" svg:x="3.1cm" svg:y="18.9cm">
          <draw:text-box>
            <text:p>Obstacle</text:p>
          </draw:text-box>
        </draw:frame>
        <draw:frame draw:style-name="gr2" draw:text-style-name="P2" draw:layer="layout" svg:width="6.463cm" svg:height="3.071cm" svg:x="3.101cm" svg:y="19.8cm">
          <draw:text-box>
            <text:p text:style-name="P2">- Type: String</text:p>
            <text:p text:style-name="P2"/>
            <text:p text:style-name="P2"/>
            <text:p text:style-name="P2">+Obstacle(String t): Constructor</text:p>
            <text:p text:style-name="P2">+setType(String t): void</text:p>
            <text:p text:style-name="P2">+getType(): String</text:p>
          </draw:text-box>
        </draw:frame>
        <draw:rect draw:style-name="gr1" draw:text-style-name="P1" draw:layer="layout" svg:width="6.4cm" svg:height="6.3cm" svg:x="11.3cm" svg:y="18.9cm">
          <text:p/>
        </draw:rect>
        <draw:rect draw:style-name="gr1" draw:text-style-name="P1" draw:layer="layout" svg:width="6.4cm" svg:height="0.9cm" svg:x="11.3cm" svg:y="18.9cm">
          <text:p/>
        </draw:rect>
        <draw:frame draw:style-name="gr2" draw:layer="layout" svg:width="2.479cm" svg:height="0.962cm" svg:x="11.3cm" svg:y="18.9cm">
          <draw:text-box>
            <text:p>Enemy</text:p>
          </draw:text-box>
        </draw:frame>
        <draw:frame draw:style-name="gr2" draw:text-style-name="P2" draw:layer="layout" svg:width="6.107cm" svg:height="3.071cm" svg:x="11.301cm" svg:y="19.8cm">
          <draw:text-box>
            <text:p text:style-name="P2">- Type: String</text:p>
            <text:p text:style-name="P2"/>
            <text:p text:style-name="P2"/>
            <text:p text:style-name="P2">+Enemy(String t): Constructor</text:p>
            <text:p text:style-name="P2">+setType(String t): void</text:p>
            <text:p text:style-name="P2">+getType(): String</text:p>
          </draw:text-box>
        </draw:frame>
      </draw:page>
      <draw:page draw:name="page2" draw:style-name="dp1" draw:master-page-name="Default">
        <draw:rect draw:style-name="gr1" draw:text-style-name="P1" draw:layer="layout" svg:width="8cm" svg:height="7.5cm" svg:x="1.5cm" svg:y="1.2cm">
          <text:p/>
        </draw:rect>
        <draw:rect draw:style-name="gr1" draw:text-style-name="P1" draw:layer="layout" svg:width="8cm" svg:height="0.9cm" svg:x="1.5cm" svg:y="1.2cm">
          <text:p/>
        </draw:rect>
        <draw:frame draw:style-name="gr2" draw:layer="layout" svg:width="2.229cm" svg:height="0.962cm" svg:x="1.5cm" svg:y="1.2cm">
          <draw:text-box>
            <text:p>Game</text:p>
          </draw:text-box>
        </draw:frame>
        <draw:frame draw:style-name="gr2" draw:text-style-name="P2" draw:layer="layout" svg:width="8.012cm" svg:height="6.831cm" svg:x="1.501cm" svg:y="2.1cm">
          <draw:text-box>
            <text:p text:style-name="P2">-world: World</text:p>
            <text:p text:style-name="P2">-person: Person</text:p>
            <text:p text:style-name="P2">-posX: int //sets x position in world</text:p>
            <text:p text:style-name="P2">-posY: int //sets y position in world</text:p>
            <text:p text:style-name="P2"/>
            <text:p text:style-name="P2">+Game(): Constructor //sets x and y pos</text:p>
            <text:p text:style-name="P2"><text:tab/>To defalut</text:p>
            <text:p text:style-name="P2">+setWorld(World): void</text:p>
            <text:p text:style-name="P2">+setPerson(Person): void</text:p>
            <text:p text:style-name="P2">+setPosition(int x, int y): void</text:p>
            <text:p text:style-name="P2">+getPerson(): Person</text:p>
            <text:p text:style-name="P2">+getPosX(): int</text:p>
            <text:p text:style-name="P2">+getPosY(): int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a Latouf</meta:initial-creator>
    <meta:creation-date>2015-03-15T00:31:37</meta:creation-date>
    <dc:date>2015-03-15T00:58:00</dc:date>
    <dc:creator>Johna Latouf</dc:creator>
    <meta:editing-duration>PT26M24S</meta:editing-duration>
    <meta:editing-cycles>5</meta:editing-cycles>
    <meta:generator>OpenOffice/4.0.1$Unix OpenOffice.org_project/401m5$Build-9714</meta:generator>
    <meta:document-statistic meta:object-count="30"/>
  </office:meta>
</office:document-meta>
</file>